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5.583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2" style:family="paragraph" style:parent-style-name="Standard">
      <style:text-properties fo:font-weight="bold" officeooo:rsid="000f13fb" officeooo:paragraph-rsid="000f13fb" style:font-weight-asian="bold" style:font-weight-complex="bold"/>
    </style:style>
    <style:style style:name="P3" style:family="paragraph" style:parent-style-name="Standard">
      <style:text-properties fo:font-weight="bold" officeooo:rsid="00188655" officeooo:paragraph-rsid="00188655" style:font-weight-asian="bold" style:font-weight-complex="bold"/>
    </style:style>
    <style:style style:name="P4" style:family="paragraph" style:parent-style-name="Standard">
      <style:text-properties officeooo:rsid="00188655" officeooo:paragraph-rsid="00188655"/>
    </style:style>
    <style:style style:name="P5" style:family="paragraph" style:parent-style-name="Standard">
      <style:text-properties fo:font-weight="normal" officeooo:rsid="00188655" officeooo:paragraph-rsid="00188655" style:font-weight-asian="normal" style:font-weight-complex="normal"/>
    </style:style>
    <style:style style:name="P6" style:family="paragraph" style:parent-style-name="Standard">
      <style:text-properties fo:font-weight="normal" officeooo:rsid="00188655" officeooo:paragraph-rsid="00254558" style:font-weight-asian="normal" style:font-weight-complex="normal"/>
    </style:style>
    <style:style style:name="P7" style:family="paragraph" style:parent-style-name="Standard">
      <style:text-properties fo:font-weight="normal" officeooo:rsid="001fdbc5" officeooo:paragraph-rsid="001d2f6b" style:font-weight-asian="normal" style:font-weight-complex="normal"/>
    </style:style>
    <style:style style:name="P8" style:family="paragraph" style:parent-style-name="Standard">
      <style:text-properties fo:font-weight="normal" officeooo:rsid="00247bc4" officeooo:paragraph-rsid="00247bc4" style:font-weight-asian="normal" style:font-weight-complex="normal"/>
    </style:style>
    <style:style style:name="P9" style:family="paragraph" style:parent-style-name="Standard">
      <style:text-properties officeooo:rsid="001b6c34" officeooo:paragraph-rsid="001d2f6b"/>
    </style:style>
    <style:style style:name="P10" style:family="paragraph" style:parent-style-name="Standard">
      <style:text-properties officeooo:rsid="001fdbc5" officeooo:paragraph-rsid="001fdbc5"/>
    </style:style>
    <style:style style:name="P11" style:family="paragraph" style:parent-style-name="Table_20_Contents">
      <style:paragraph-properties fo:text-align="center" style:justify-single-word="false"/>
      <style:text-properties officeooo:rsid="001d2f6b" officeooo:paragraph-rsid="001d2f6b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d2f6b" officeooo:paragraph-rsid="001d2f6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fb2c7" officeooo:paragraph-rsid="001fb2c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fb2c7" officeooo:paragraph-rsid="001fb2c7"/>
    </style:style>
    <style:style style:name="P15" style:family="paragraph" style:parent-style-name="Table_20_Contents">
      <style:paragraph-properties fo:text-align="center" style:justify-single-word="false"/>
      <style:text-properties officeooo:rsid="001fdbc5" officeooo:paragraph-rsid="001fdbc5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01fb2c7" officeooo:paragraph-rsid="001fb2c7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rsid="001fb2c7" officeooo:paragraph-rsid="001fb2c7"/>
    </style:style>
    <style:style style:name="P18" style:family="paragraph" style:parent-style-name="Table_20_Contents" style:list-style-name="L3">
      <style:paragraph-properties fo:text-align="start" style:justify-single-word="false"/>
      <style:text-properties officeooo:rsid="001fb2c7" officeooo:paragraph-rsid="001fb2c7"/>
    </style:style>
    <style:style style:name="P19" style:family="paragraph" style:parent-style-name="Table_20_Contents" style:list-style-name="L4">
      <style:paragraph-properties fo:text-align="start" style:justify-single-word="false"/>
      <style:text-properties officeooo:rsid="001fb2c7" officeooo:paragraph-rsid="001fb2c7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rsid="001fdbc5" officeooo:paragraph-rsid="001fdbc5"/>
    </style:style>
    <style:style style:name="P21" style:family="paragraph" style:parent-style-name="Table_20_Contents" style:list-style-name="L3">
      <style:paragraph-properties fo:text-align="start" style:justify-single-word="false"/>
      <style:text-properties officeooo:rsid="001fdbc5" officeooo:paragraph-rsid="001fdbc5"/>
    </style:style>
    <style:style style:name="T1" style:family="text">
      <style:text-properties officeooo:rsid="001886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dbc5" style:font-weight-asian="bold" style:font-weight-complex="bold"/>
    </style:style>
    <style:style style:name="T4" style:family="text">
      <style:text-properties officeooo:rsid="00197b06"/>
    </style:style>
    <style:style style:name="T5" style:family="text">
      <style:text-properties officeooo:rsid="001b6c34"/>
    </style:style>
    <style:style style:name="T6" style:family="text">
      <style:text-properties officeooo:rsid="001d2f6b"/>
    </style:style>
    <style:style style:name="T7" style:family="text">
      <style:text-properties officeooo:rsid="001fb2c7"/>
    </style:style>
    <style:style style:name="T8" style:family="text">
      <style:text-properties officeooo:rsid="001fdbc5"/>
    </style:style>
    <style:style style:name="T9" style:family="text">
      <style:text-properties officeooo:rsid="00247bc4"/>
    </style:style>
    <style:style style:name="T10" style:family="text">
      <style:text-properties officeooo:rsid="002712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: <text:span text:style-name="T1">Git and Project Prep</text:span></text:p>
      <text:p text:style-name="P2"/>
      <text:p text:style-name="P3">Version Control</text:p>
      <text:p text:style-name="P4"/>
      <text:p text:style-name="P5">Version Control is <text:span text:style-name="T5">a way of managing projects. It's best thought of as the world's most boring time machine; you can repeatedly save the state of your files, then reset when necessary.</text:span></text:p>
      <text:p text:style-name="P5"/>
      <text:p text:style-name="P3">Git</text:p>
      <text:p text:style-name="P5"/>
      <text:p text:style-name="P8">Git is a version control system, integrated with a site called Github. The easiest way to set up a project linked to Github is to create a repository with a readme, then clone it to your machine.</text:p>
      <text:p text:style-name="P5"/>
      <text:p text:style-name="P5">Git has a very wide range of functionality. However, I find <text:span text:style-name="T6">it</text:span> boils down to using <text:span text:style-name="T5">three</text:span> commands in day-to-day use, and looking up everything else as and when needed.</text:p>
      <text:p text:style-name="P5"/>
      <text:p text:style-name="P5">git add . add<text:span text:style-name="T4">s</text:span> everything in the folder to the next commit.</text:p>
      <text:p text:style-name="P5">git commit commits <text:span text:style-name="T4">all the added files, saving the game.</text:span></text:p>
      <text:p text:style-name="P6">git <text:span text:style-name="T9">push [project_name] master brings the online project up-to-date.</text:span></text:p>
      <text:p text:style-name="P5"/>
      <text:p text:style-name="P3"><text:span text:style-name="T7">Git </text:span>Conventions</text:p>
      <text:p text:style-name="P5"/>
      <text:p text:style-name="P5">The convention is to commit when you finish making a logical change. A <text:span text:style-name="T5">trivial </text:span>bug fix could get its own commit, and so could <text:span text:style-name="T5">an entire new feature or mode</text:span>. This is as opposed to committing once an hour, or every 300 lines of code <text:span text:style-name="T5">written</text:span>.</text:p>
      <text:p text:style-name="P5"/>
      <text:p text:style-name="P5">Commit messages describe the effect of the commit, <text:span text:style-name="T6">using</text:span> the present tense. “Add levels 20-25.” and “Fix bug which turns screen purple” would be good commit messages.</text:p>
      <text:p text:style-name="P5"/>
      <text:p text:style-name="P9"><text:span text:style-name="T2">Project </text:span><text:span text:style-name="T3">Work</text:span></text:p>
      <text:p text:style-name="P9"/>
      <text:p text:style-name="P10">There is a week set aside for project work. Spend this time on whatever coding projects most interest you; a table of suggestions is provided below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opic</text:p>
          </table:table-cell>
          <table:table-cell table:style-name="Table1.A1" office:value-type="string">
            <text:p text:style-name="P12">Tech</text:p>
          </table:table-cell>
          <table:table-cell table:style-name="Table1.A1" office:value-type="string">
            <text:p text:style-name="P13">Examples</text:p>
          </table:table-cell>
          <table:table-cell table:style-name="Table1.D1" office:value-type="string">
            <text:p text:style-name="P12">How I can help</text:p>
          </table:table-cell>
        </table:table-row>
        <table:table-row>
          <table:table-cell table:style-name="Table1.A2" office:value-type="string">
            <text:p text:style-name="P11">Simulate a physical phenomenon</text:p>
          </table:table-cell>
          <table:table-cell table:style-name="Table1.A2" office:value-type="string">
            <text:p text:style-name="P11">Python</text:p>
          </table:table-cell>
          <table:table-cell table:style-name="Table1.A2" office:value-type="string">
            <text:list xml:id="list5658177256027709046" text:style-name="L1">
              <text:list-item>
                <text:p text:style-name="P16">Planets in orbit.</text:p>
              </text:list-item>
              <text:list-item>
                <text:p text:style-name="P16">Masses on springs.</text:p>
              </text:list-item>
            </text:list>
          </table:table-cell>
          <table:table-cell table:style-name="Table1.D2" office:value-type="string">
            <text:p text:style-name="P11">Starter code, <text:span text:style-name="T7">physics,</text:span> explanation of improved timestep if needed.</text:p>
          </table:table-cell>
        </table:table-row>
        <table:table-row>
          <table:table-cell table:style-name="Table1.A2" office:value-type="string">
            <text:p text:style-name="P11">Work through Project Euler</text:p>
          </table:table-cell>
          <table:table-cell table:style-name="Table1.A2" office:value-type="string">
            <text:p text:style-name="P11">Python</text:p>
          </table:table-cell>
          <table:table-cell table:style-name="Table1.A2" office:value-type="string">
            <text:p text:style-name="P14">N/A</text:p>
          </table:table-cell>
          <table:table-cell table:style-name="Table1.D2" office:value-type="string">
            <text:p text:style-name="P11">Interpretation of mathematical concepts.</text:p>
          </table:table-cell>
        </table:table-row>
        <table:table-row>
          <table:table-cell table:style-name="Table1.A2" office:value-type="string">
            <text:p text:style-name="P11">Develop and run a psychological test</text:p>
          </table:table-cell>
          <table:table-cell table:style-name="Table1.A2" office:value-type="string">
            <text:p text:style-name="P11">HTML/JS</text:p>
          </table:table-cell>
          <table:table-cell table:style-name="Table1.A2" office:value-type="string">
            <text:list xml:id="list8401215845776572935" text:style-name="L2">
              <text:list-item>
                <text:p text:style-name="P17">Memory tests.</text:p>
              </text:list-item>
              <text:list-item>
                <text:p text:style-name="P20">Tests of ability.</text:p>
              </text:list-item>
            </text:list>
          </table:table-cell>
          <table:table-cell table:style-name="Table1.D2" office:value-type="string">
            <text:p text:style-name="P11">Finding test subjects, statistical testing, peer review.</text:p>
          </table:table-cell>
        </table:table-row>
        <table:table-row>
          <table:table-cell table:style-name="Table1.A2" office:value-type="string">
            <text:p text:style-name="P11">Develop a website which works through a calculation.</text:p>
          </table:table-cell>
          <table:table-cell table:style-name="Table1.A2" office:value-type="string">
            <text:p text:style-name="P11">HTML/JS</text:p>
          </table:table-cell>
          <table:table-cell table:style-name="Table1.A2" office:value-type="string">
            <text:list xml:id="list2134446176052130101" text:style-name="L3">
              <text:list-item>
                <text:p text:style-name="P18">Factorising a number.</text:p>
              </text:list-item>
              <text:list-item>
                <text:p text:style-name="P18">Solving a quadratic.</text:p>
              </text:list-item>
              <text:list-item>
                <text:p text:style-name="P21">Linear algebra.</text:p>
              </text:list-item>
            </text:list>
          </table:table-cell>
          <table:table-cell table:style-name="Table1.D2" office:value-type="string">
            <text:p text:style-name="P11"><text:span text:style-name="T8">Math support, u</text:span>ploading <text:span text:style-name="T8">finished page(s)</text:span> to a <text:span text:style-name="T7">web</text:span>site.</text:p>
          </table:table-cell>
        </table:table-row>
        <table:table-row>
          <table:table-cell table:style-name="Table1.A2" office:value-type="string">
            <text:p text:style-name="P11">Develop a website which plays a trick on the viewer.</text:p>
          </table:table-cell>
          <table:table-cell table:style-name="Table1.A2" office:value-type="string">
            <text:p text:style-name="P11">HTML/JS</text:p>
          </table:table-cell>
          <table:table-cell table:style-name="Table1.A2" office:value-type="string">
            <text:list xml:id="list1834203377149113834" text:style-name="L4">
              <text:list-item>
                <text:p text:style-name="P19">Magic tricks.</text:p>
              </text:list-item>
              <text:list-item>
                <text:p text:style-name="P19">Variants o<text:span text:style-name="T8">n</text:span> “Paris in the the spring”, <text:span text:style-name="T10">etc</text:span>.</text:p>
              </text:list-item>
            </text:list>
          </table:table-cell>
          <table:table-cell table:style-name="Table1.D2" office:value-type="string">
            <text:p text:style-name="P15">Uploading finished page(s) to to a website.</text:p>
          </table:table-cell>
        </table:table-row>
        <table:table-row>
          <table:table-cell table:style-name="Table1.A2" office:value-type="string">
            <text:p text:style-name="P14">Other</text:p>
          </table:table-cell>
          <table:table-cell table:style-name="Table1.A2" office:value-type="string">
            <text:p text:style-name="P14">???</text:p>
          </table:table-cell>
          <table:table-cell table:style-name="Table1.A2" office:value-type="string">
            <text:p text:style-name="P14">Whatever you want.</text:p>
          </table:table-cell>
          <table:table-cell table:style-name="Table1.D2" office:value-type="string">
            <text:p text:style-name="P14">Whatever I can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44:48.384081837</dc:date>
    <dc:creator>U </dc:creator>
    <meta:editing-duration>P1DT2H10M20S</meta:editing-duration>
    <meta:editing-cycles>21</meta:editing-cycles>
    <meta:generator>LibreOffice/4.3.3.2$Linux_X86_64 LibreOffice_project/430m0$Build-2</meta:generator>
    <meta:document-statistic meta:table-count="1" meta:image-count="0" meta:object-count="0" meta:page-count="1" meta:paragraph-count="47" meta:word-count="367" meta:character-count="2102" meta:non-whitespace-character-count="1791"/>
  </office:meta>
</office:document-meta>
</file>